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Times New Romances" svg:font-family="'Times New Romances'"/>
    <style:font-face style:name="Times new roman" svg:font-family="'Times new roman'" style:font-family-generic="roman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18.323cm" style:page-number="auto" fo:break-before="page" table:align="margins"/>
    </style:style>
    <style:style style:name="Table1.A" style:family="table-column">
      <style:table-column-properties style:column-width="5.477cm" style:rel-column-width="3105*"/>
    </style:style>
    <style:style style:name="Table1.B" style:family="table-column">
      <style:table-column-properties style:column-width="2.328cm" style:rel-column-width="1320*"/>
    </style:style>
    <style:style style:name="Table1.C" style:family="table-column">
      <style:table-column-properties style:column-width="2.858cm" style:rel-column-width="1620*"/>
    </style:style>
    <style:style style:name="Table1.D" style:family="table-column">
      <style:table-column-properties style:column-width="2.3cm" style:rel-column-width="1304*"/>
    </style:style>
    <style:style style:name="Table1.E" style:family="table-column">
      <style:table-column-properties style:column-width="5.36cm" style:rel-column-width="3039*"/>
    </style:style>
    <style:style style:name="Table1.1" style:family="table-row">
      <style:table-row-properties style:min-row-height="2.43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2" style:family="table-row">
      <style:table-row-properties style:min-row-height="1.644cm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.127cm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5" style:family="table-row">
      <style:table-row-properties style:min-row-height="0.737cm"/>
    </style:style>
    <style:style style:name="Table1.6" style:family="table-row">
      <style:table-row-properties style:min-row-height="1.15cm"/>
    </style:style>
    <style:style style:name="Table1.7" style:family="table-row">
      <style:table-row-properties style:min-row-height="0.767cm"/>
    </style:style>
    <style:style style:name="Table2" style:family="table">
      <style:table-properties style:width="5.821cm" fo:margin-left="4.216cm" table:align="left"/>
    </style:style>
    <style:style style:name="Table2.A" style:family="table-column">
      <style:table-column-properties style:column-width="5.821cm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8.323cm" table:align="margins"/>
    </style:style>
    <style:style style:name="Table3.A" style:family="table-column">
      <style:table-column-properties style:column-width="5.45cm" style:rel-column-width="3090*"/>
    </style:style>
    <style:style style:name="Table3.B" style:family="table-column">
      <style:table-column-properties style:column-width="2.355cm" style:rel-column-width="1335*"/>
    </style:style>
    <style:style style:name="Table3.C" style:family="table-column">
      <style:table-column-properties style:column-width="2.858cm" style:rel-column-width="1620*"/>
    </style:style>
    <style:style style:name="Table3.D" style:family="table-column">
      <style:table-column-properties style:column-width="7.661cm" style:rel-column-width="4343*"/>
    </style:style>
    <style:style style:name="Table3.1" style:family="table-row">
      <style:table-row-properties style:min-row-height="1.2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2" style:family="table-row">
      <style:table-row-properties style:min-row-height="5.403cm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10.142cm" fo:text-indent="0cm" style:auto-text-indent="false"/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ces" fo:font-size="9pt" fo:font-style="normal" fo:text-shadow="none" style:text-underline-style="none" fo:font-weight="normal" style:font-name-asian="Times New Romances" style:font-size-asian="9pt" style:font-style-asian="normal" style:font-weight-asian="normal" style:font-name-complex="Verdana" style:font-size-complex="9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ces" fo:font-size="9pt" fo:letter-spacing="normal" fo:font-style="normal" fo:font-weight="normal" style:font-size-asian="9pt" style:font-name-complex="Verdana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Times New Romances" fo:font-size="12pt" style:font-size-asian="12pt" style:font-name-complex="Verdana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ces" fo:font-size="9pt" style:font-size-asian="9pt" style:font-name-complex="Verdana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Times new roman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weight="normal" style:font-weight-asian="normal" style:font-weight-complex="normal"/>
    </style:style>
    <style:style style:name="P10" style:family="paragraph" style:parent-style-name="Table_20_Contents">
      <style:text-properties style:font-name="Times new roman"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ces" fo:font-size="9pt" style:font-size-asian="9pt" style:font-name-complex="Verdana" style:font-size-complex="9p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Times new roman" fo:font-weight="bold" fo:background-color="transparent" style:font-weight-asian="bold" style:font-weight-complex="bold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text-outline="false" style:text-line-through-style="none" style:font-name="Times New Romances" fo:font-size="9pt" fo:letter-spacing="normal" fo:font-style="normal" fo:text-shadow="none" style:text-underline-style="none" fo:font-weight="normal" style:font-name-asian="Times New Romances" style:font-size-asian="9pt" style:font-style-asian="normal" style:font-weight-asian="bold" style:font-name-complex="Times New Romances" style:font-size-complex="9pt" style:font-style-complex="normal" style:font-weight-complex="bold" style:text-emphasize="none" style:text-overline-style="none" style:text-overline-color="font-color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text-outline="false" style:text-line-through-style="none" style:font-name="Times New Romances" fo:font-size="12pt" fo:letter-spacing="normal" fo:font-style="normal" fo:text-shadow="none" style:text-underline-style="none" fo:font-weight="normal" style:font-name-asian="Times New Romances" style:font-size-asian="12pt" style:font-style-asian="normal" style:font-weight-asian="bold" style:font-name-complex="Times New Romances" style:font-size-complex="12pt" style:font-style-complex="normal" style:font-weight-complex="bold" style:text-emphasize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text-outline="false" style:text-line-through-style="none" style:font-name="Times New Romances" fo:font-size="9pt" fo:letter-spacing="normal" fo:font-style="normal" fo:text-shadow="none" style:text-underline-style="none" fo:font-weight="normal" style:font-name-asian="Times New Romances" style:font-size-asian="9pt" style:font-style-asian="normal" style:font-weight-asian="bold" style:font-name-complex="Times New Romances" style:font-size-complex="9pt" style:font-style-complex="normal" style:font-weight-complex="bold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Times New Romances" fo:font-size="9pt" fo:font-style="normal" fo:text-shadow="none" style:text-underline-style="solid" style:text-underline-width="auto" style:text-underline-color="font-color" style:font-name-asian="Times New Romances" style:font-size-asian="9pt" style:font-style-asian="normal" style:font-name-complex="Verdana" style:font-size-complex="9pt" style:font-style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Times New Romances" fo:font-size="9pt" fo:font-style="normal" fo:text-shadow="none" style:text-underline-style="solid" style:text-underline-width="auto" style:text-underline-color="font-color" fo:font-weight="normal" style:font-name-asian="Times New Romances" style:font-size-asian="9pt" style:font-style-asian="normal" style:font-weight-asian="normal" style:font-name-complex="Verdana" style:font-size-complex="9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Times New Romances" fo:font-size="9pt" fo:font-style="normal" fo:text-shadow="none" style:text-underline-style="none" fo:font-weight="normal" style:font-name-asian="Times New Romances" style:font-size-asian="9pt" style:font-style-asian="normal" style:font-weight-asian="normal" style:font-name-complex="Verdana" style:font-size-complex="9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fo:font-style="normal" fo:text-shadow="none" style:text-underline-style="none" fo:font-weight="normal" style:font-name-asian="Times New Romances" style:font-style-asian="normal" style:font-weight-asian="normal" style:font-style-complex="normal" style:font-weight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4" office:value-type="string">
            <text:p text:style-name="P8"><text:s text:c="17"/>V.V.TITANIUM PIGMENTS PRIVATE LIMITED</text:p>
            <text:p text:style-name="P9"><text:s text:c="7"/>THOOTHUKUDI</text:p>
            <text:p text:style-name="P9"/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16">STOCK TRANSFER ADVISE</text:p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  <table:table-cell table:style-name="Table1.E1" office:value-type="string">
            <text:p text:style-name="P12"><text:s text:c="5"/>VVTi//STO/QP/005/017</text:p>
            <text:p text:style-name="P12"/>
            <text:p text:style-name="P13">Date : <text:span text:style-name="T3"><text:placeholder text:placeholder-type="text">&lt;get_date(o.date)&gt;</text:placeholder></text:span></text:p>
          </table:table-cell>
        </table:table-row>
        <table:table-row table:style-name="Table1.2">
          <table:table-cell table:style-name="Table1.A2" table:number-columns-spanned="5" office:value-type="string">
            <text:p text:style-name="P10"><text:s text:c="12"/>The following FSH bags are transferred in to <text:span text:style-name="T1">GODOWN V.V MINERALS WAREHOUSE</text:span> at Harbour Construction road, Thoothukudi for storage through Truck No. <text:span text:style-name="T4"><text:placeholder text:placeholder-type="text">&lt;o.truck_no and (o.truck_no).upper() or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11">Description</text:p>
          </table:table-cell>
          <table:table-cell table:style-name="Table1.A4" office:value-type="string">
            <text:p text:style-name="P11">No.of Bags</text:p>
          </table:table-cell>
          <table:table-cell table:style-name="Table1.A4" office:value-type="string">
            <text:p text:style-name="P11">Qty in MT</text:p>
          </table:table-cell>
          <table:table-cell table:style-name="Table1.A2" table:number-columns-spanned="2" office:value-type="string">
            <text:p text:style-name="P11">Remarks</text:p>
          </table:table-cell>
          <table:covered-table-cell/>
        </table:table-row>
        <table:table-row table:style-name="Table1.5">
          <table:table-cell table:style-name="Table1.A2" table:number-columns-spanned="5" office:value-type="string">
            <text:p text:style-name="P17"><text:placeholder text:placeholder-type="text">&lt;for each="seq,line in enumerate(o.batch_line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4" office:value-type="string">
            <text:p text:style-name="P15"/>
            <text:p text:style-name="P15">FERROUS SULPHATE (FSH)</text:p>
          </table:table-cell>
          <table:table-cell table:style-name="Table1.A4" office:value-type="string">
            <text:p text:style-name="P2"/>
            <text:p text:style-name="P2"><text:placeholder text:placeholder-type="text">&lt;line.bags or ''&gt;</text:placeholder></text:p>
            <text:p text:style-name="P6"><text:span text:style-name="T3"/></text:p>
          </table:table-cell>
          <table:table-cell table:style-name="Table1.A4" office:value-type="string">
            <text:p text:style-name="P5"><text:span text:style-name="T6"/></text:p>
            <text:p text:style-name="P5"><text:span text:style-name="T6"><text:placeholder text:placeholder-type="text">&lt;line.qty or 0.00&gt;</text:placeholder></text:span></text:p>
          </table:table-cell>
          <table:table-cell table:style-name="Table1.A2" table:number-columns-spanned="2" office:value-type="string">
            <text:p text:style-name="P5"><text:span text:style-name="T6"/></text:p>
            <text:p text:style-name="P5"><text:span text:style-name="T6"><text:placeholder text:placeholder-type="text">&lt;line.remarks or ''&gt;</text:placeholder></text:span></text:p>
          </table:table-cell>
          <table:covered-table-cell/>
        </table:table-row>
        <table:table-row table:style-name="Table1.7">
          <table:table-cell table:style-name="Table1.A2" table:number-columns-spanned="5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4"><text:s text:c="12"/></text:p>
            <text:p text:style-name="P14"><text:s text:c="20"/>Total</text:p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D1" office:value-type="string">
            <text:p text:style-name="P7"/>
          </table:table-cell>
        </table:table-row>
        <table:table-row table:style-name="Table3.2">
          <table:table-cell table:style-name="Table3.A2" table:number-columns-spanned="4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4">Desp. by <text:s text:c="22"/>Recd. by <text:s text:c="22"/>Store I/C <text:s text:c="20"/>Security</text:p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Times New Romances" svg:font-family="'Times New Romances'"/>
    <style:font-face style:name="Times new roman" svg:font-family="'Times new roman'" style:font-family-generic="roman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5.399cm" style:type="center"/>
          <style:tab-stop style:position="30.79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cm" fo:page-height="29.071cm" style:num-format="1" style:print-orientation="portrait" fo:margin-top="2cm" fo:margin-bottom="2cm" fo:margin-left="1.191cm" fo:margin-right="1.986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7:55:32</meta:creation-date>
    <dc:date>2015-11-23T10:27:54</dc:date>
    <meta:editing-duration>PT4H20M7S</meta:editing-duration>
    <meta:editing-cycles>225</meta:editing-cycles>
    <meta:generator>LibreOffice/3.5$Linux_x86 LibreOffice_project/350m1$Build-2</meta:generator>
    <dc:creator>TP734 </dc:creator>
    <meta:document-statistic meta:table-count="3" meta:image-count="0" meta:object-count="0" meta:page-count="1" meta:paragraph-count="19" meta:word-count="71" meta:character-count="650" meta:non-whitespace-character-count="460"/>
  </office:meta>
</office:document-meta>
</file>